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middle" draw:auto-grow-height="false" fo:min-height="3.651cm" fo:min-width="3.796cm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296cm" svg:height="3.901cm" svg:x="13.31cm" svg:y="0.862cm">
          <text:p text:style-name="P1">Unidad de mecanizad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4.296cm" svg:height="3.901cm" svg:x="7.311cm" svg:y="0.862cm">
          <text:p text:style-name="P1">Controlador de movimient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4.296cm" svg:height="3.901cm" svg:x="1.312cm" svg:y="0.862cm">
          <text:p text:style-name="P1">Programa de mecanizad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5.608cm" svg:y1="2.813cm" svg:x2="7.311cm" svg:y2="2.813cm" draw:start-shape="id1" draw:start-glue-point="7" draw:end-shape="id2" draw:end-glue-point="5" svg:d="M5608 2813h1703" svg:viewBox="0 0 1704 1">
          <text:p/>
        </draw:connector>
        <draw:connector draw:style-name="gr3" draw:text-style-name="P3" draw:layer="layout" draw:type="lines" svg:x1="11.607cm" svg:y1="2.813cm" svg:x2="13.31cm" svg:y2="2.813cm" draw:start-shape="id2" draw:start-glue-point="7" draw:end-shape="id3" draw:end-glue-point="5" svg:d="M11607 2813h502 700 501" svg:viewBox="0 0 170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01:08:44.924508122</meta:creation-date>
    <dc:date>2020-11-23T19:57:53.145951068</dc:date>
    <meta:editing-duration>PT10M2S</meta:editing-duration>
    <meta:editing-cycles>3</meta:editing-cycles>
    <meta:generator>LibreOffice/6.1.5.2$Linux_X86_64 LibreOffice_project/10$Build-2</meta:generator>
    <meta:document-statistic meta:object-count="5"/>
  </office:meta>
</office:document-meta>
</file>